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LabelLinkService.getLinkURI( List events , Boolean secu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LabelLinkService.initBuffer( LinkInfo info , List events , Boolean secur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LabelLinkService.initBuffer( LinkInfo info , Event event , Boolean secur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LabelLinkService.getLabel( ChangeAspectData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LabelLinkServic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LabelLinkServic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abelLinkService.getKey( Item item , StringBuffer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LabelLinkService.addEvent( StringBuffer buffer , Event event , boolean hasPara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LabelLinkService.processEvent( Event event , StringBuffer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LabelLinkService.getInf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